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0ae8b0" officeooo:paragraph-rsid="000ae8b0"/>
    </style:style>
    <style:style style:name="P2" style:family="paragraph" style:parent-style-name="Text_20_body">
      <style:text-properties officeooo:rsid="000ae8b0" officeooo:paragraph-rsid="000ae8b0"/>
    </style:style>
    <style:style style:name="P3" style:family="paragraph" style:parent-style-name="Text_20_body">
      <style:text-properties officeooo:paragraph-rsid="000ae8b0"/>
    </style:style>
    <style:style style:name="P4" style:family="paragraph" style:parent-style-name="Text_20_body">
      <style:text-properties officeooo:rsid="000b2836" officeooo:paragraph-rsid="000b2836"/>
    </style:style>
    <style:style style:name="P5" style:family="paragraph" style:parent-style-name="Text_20_body">
      <style:text-properties officeooo:paragraph-rsid="000b2836"/>
    </style:style>
    <style:style style:name="P6" style:family="paragraph" style:parent-style-name="Text_20_body">
      <style:text-properties officeooo:rsid="00138d0d" officeooo:paragraph-rsid="00138d0d"/>
    </style:style>
    <style:style style:name="P7" style:family="paragraph" style:parent-style-name="Heading_20_2">
      <style:text-properties officeooo:rsid="000ae8b0" officeooo:paragraph-rsid="000ae8b0"/>
    </style:style>
    <style:style style:name="P8" style:family="paragraph" style:parent-style-name="Heading_20_2">
      <style:text-properties officeooo:paragraph-rsid="000ae8b0"/>
    </style:style>
    <style:style style:name="P9" style:family="paragraph" style:parent-style-name="Text_20_body" style:list-style-name="L1">
      <style:paragraph-properties fo:break-before="page"/>
      <style:text-properties officeooo:paragraph-rsid="0015a238"/>
    </style:style>
    <style:style style:name="P10" style:family="paragraph" style:parent-style-name="Text_20_body" style:list-style-name="L1">
      <style:text-properties officeooo:paragraph-rsid="0015a238"/>
    </style:style>
    <style:style style:name="P11" style:family="paragraph" style:parent-style-name="Text_20_body" style:list-style-name="L1">
      <style:text-properties officeooo:rsid="00138d0d" officeooo:paragraph-rsid="00138d0d"/>
    </style:style>
    <style:style style:name="P12" style:family="paragraph" style:parent-style-name="Text_20_body" style:list-style-name="L1">
      <style:text-properties officeooo:rsid="001484ab" officeooo:paragraph-rsid="001484ab"/>
    </style:style>
    <style:style style:name="P13" style:family="paragraph" style:parent-style-name="Text_20_body" style:list-style-name="L1">
      <style:text-properties officeooo:rsid="001484ab" officeooo:paragraph-rsid="001513ae"/>
    </style:style>
    <style:style style:name="P14" style:family="paragraph" style:parent-style-name="Text_20_body" style:list-style-name="L1">
      <style:text-properties officeooo:rsid="001484ab" officeooo:paragraph-rsid="00174554"/>
    </style:style>
    <style:style style:name="P15" style:family="paragraph" style:parent-style-name="Text_20_body" style:list-style-name="L1">
      <style:text-properties officeooo:rsid="0014be3b" officeooo:paragraph-rsid="0014be3b"/>
    </style:style>
    <style:style style:name="T1" style:family="text">
      <style:text-properties officeooo:rsid="000ae8b0"/>
    </style:style>
    <style:style style:name="T2" style:family="text">
      <style:text-properties officeooo:rsid="000b2836"/>
    </style:style>
    <style:style style:name="T3" style:family="text">
      <style:text-properties officeooo:rsid="000d22a3"/>
    </style:style>
    <style:style style:name="T4" style:family="text">
      <style:text-properties officeooo:rsid="000de402"/>
    </style:style>
    <style:style style:name="T5" style:family="text">
      <style:text-properties officeooo:rsid="000f140e"/>
    </style:style>
    <style:style style:name="T6" style:family="text">
      <style:text-properties officeooo:rsid="0014be3b"/>
    </style:style>
    <style:style style:name="T7" style:family="text">
      <style:text-properties officeooo:rsid="001513ae"/>
    </style:style>
    <style:style style:name="T8" style:family="text">
      <style:text-properties officeooo:rsid="0015a238"/>
    </style:style>
    <style:style style:name="T9" style:family="text">
      <style:text-properties officeooo:rsid="0017455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lists the various interfaces and provides some detail about them.</text:p>
      <text:p text:style-name="P1"/>
      <text:h text:style-name="P7" text:outline-level="2">Break Beam Interface</text:h>
      <text:p text:style-name="P5"><text:a xlink:type="simple" xlink:href="https://www.amazon.com/dp/B00XW2NVJU?ref=ppx_yo2ov_dt_b_fed_asin_title" text:style-name="Internet_20_link" text:visited-style-name="Visited_20_Internet_20_Link"><text:span text:style-name="T2">This is pretty simple.</text:span></text:a><text:span text:style-name="T2"> <text:s/></text:span><text:span text:style-name="T3">(but won’t work for me…) <text:s/></text:span><text:a xlink:type="simple" xlink:href="https://www.amazon.com/dp/B09L63KPZS?psc=1&amp;smid=A3HMB6GLG0WJ17&amp;ref_=chk_typ_imgToDp" text:style-name="Internet_20_link" text:visited-style-name="Visited_20_Internet_20_Link"><text:span text:style-name="T3">This one is better and is on order.</text:span></text:a> <text:s/><text:a xlink:type="simple" xlink:href="https://www.ett.co.th/productSensor/E3F-5DP1-5L/Manual%20of%20Photo-SensorSW%20M18-E3F.pdf" text:style-name="Internet_20_link" text:visited-style-name="Visited_20_Internet_20_Link"><text:span text:style-name="T4">datasheet here</text:span></text:a></text:p>
      <text:h text:style-name="P7" text:outline-level="2">PIR Sensor Interface</text:h>
      <text:p text:style-name="P4">&lt;tbd&gt;</text:p>
      <text:h text:style-name="P7" text:outline-level="2">Switch Interface<text:tab/><text:tab/><text:tab/></text:h>
      <text:p text:style-name="P5"><text:span text:style-name="T2">This will probably use a digital mux like </text:span><text:a xlink:type="simple" xlink:href="https://www.amazon.com/gp/product/B07P2H1NZG/ref=ppx_yo_dt_b_asin_title_o02_s00?ie=UTF8&amp;psc=1" text:style-name="Internet_20_link" text:visited-style-name="Visited_20_Internet_20_Link"><text:span text:style-name="T2">this.</text:span></text:a> <text:s/><text:a xlink:type="simple" xlink:href="https://www.waveshare.com/wiki/MCP23017_IO_Expansion_Board" text:style-name="Internet_20_link" text:visited-style-name="Visited_20_Internet_20_Link"><text:span text:style-name="T3">Datasheet here.</text:span></text:a></text:p>
      <text:h text:style-name="Heading_20_2" text:outline-level="2"><text:line-break/><text:span text:style-name="T1">Multichannel ADC Interface</text:span></text:h>
      <text:p text:style-name="P5"><text:a xlink:type="simple" xlink:href="https://www.amazon.com/gp/product/B0CNV9G4K1/ref=ppx_yo_dt_b_search_asin_title?ie=UTF8&amp;psc=1" text:style-name="Internet_20_link" text:visited-style-name="Visited_20_Internet_20_Link"><text:span text:style-name="T2">This will make things easier.</text:span></text:a><text:span text:style-name="T2"> <text:s/></text:span><text:a xlink:type="simple" xlink:href="https://cdn-shop.adafruit.com/datasheets/ads1115.pdf" text:style-name="Internet_20_link" text:visited-style-name="Visited_20_Internet_20_Link"><text:span text:style-name="T3">Datasheet here.</text:span></text:a></text:p>
      <text:p text:style-name="Text_20_body"/>
      <text:h text:style-name="P7" text:outline-level="2" text:is-list-header="true">Servo Driver Interface</text:h>
      <text:p text:style-name="P5"><text:span text:style-name="T2">The servo driver controls 4 gates using </text:span><text:a xlink:type="simple" xlink:href="https://www.amazon.com/gp/product/B07BRS249H/ref=ppx_yo_dt_b_search_asin_title?ie=UTF8&amp;psc=1" text:style-name="Internet_20_link" text:visited-style-name="Visited_20_Internet_20_Link"><text:span text:style-name="T2">this PWM multiplexer board.</text:span></text:a><text:span text:style-name="T2"> <text:s/></text:span><text:a xlink:type="simple" xlink:href="https://cdn-learn.adafruit.com/downloads/pdf/16-channel-pwm-servo-driver.pdf" text:style-name="Internet_20_link" text:visited-style-name="Visited_20_Internet_20_Link"><text:span text:style-name="T3">Datasheet and tutorial here.</text:span></text:a></text:p>
      <text:p text:style-name="P3"/>
      <text:h text:style-name="P7" text:outline-level="2">Current Sensor Interface</text:h>
      <text:p text:style-name="P2">This amplifier uses an <text:a xlink:type="simple" xlink:href="https://www.amazon.com/gp/product/B07Z6HRTGS/ref=ppx_yo_dt_b_search_asin_title?ie=UTF8&amp;psc=1" text:style-name="Internet_20_link" text:visited-style-name="Visited_20_Internet_20_Link">LM358 op-amp </text:a>to condition the signal from a <text:a xlink:type="simple" xlink:href="https://www.amazon.com/gp/product/B0C6Y5MJNM/ref=ppx_yo_dt_b_search_asin_title?ie=UTF8&amp;psc=1" text:style-name="Internet_20_link" text:visited-style-name="Visited_20_Internet_20_Link">PZCT-02 split-core current sensor</text:a> so it can be read by an ADC. <text:s/>There are 4 sensors, one for each machine. <text:s text:c="2"/><text:span text:style-name="T3">Design doc <text:s/>has more hints</text:span></text:p>
      <text:p text:style-name="P3"/>
      <text:h text:style-name="P7" text:outline-level="2">Light Control Rela<text:span text:style-name="T3">y</text:span></text:h>
      <text:p text:style-name="P2"><text:bookmark-start text:name="__DdeLink__912_3243862827"/>This is a Solid State Relay, requiring 1 signal pin and 1 ground connection. <text:s/>&gt;+3 V turns relay on<text:bookmark-end text:name="__DdeLink__912_3243862827"/></text:p>
      <text:p text:style-name="P3"/>
      <text:h text:style-name="P7" text:outline-level="2">Motor Control Relay</text:h>
      <text:p text:style-name="P2">This is a Solid State Relay, requiring 1 signal pin and 1 ground connection. <text:s/>&gt;+3 V turns relay on</text:p>
      <text:p text:style-name="P3"/>
      <text:h text:style-name="P8" text:outline-level="2"><text:soft-page-break/><text:span text:style-name="T1">LED Multiplexer Interface</text:span></text:h>
      <text:p text:style-name="P3"><text:span text:style-name="T1">The LEDs themselves are </text:span><text:a xlink:type="simple" xlink:href="https://www.amazon.com/dp/B077XGF3YR?ref=ppx_yo2ov_dt_b_fed_asin_title" text:style-name="Internet_20_link" text:visited-style-name="Visited_20_Internet_20_Link"><text:span text:style-name="T1">these.</text:span></text:a><text:span text:style-name="T1"> <text:s/></text:span><text:span text:style-name="T2">These will probably be controlled by a digital mux like </text:span><text:a xlink:type="simple" xlink:href="https://www.amazon.com/gp/product/B07P2H1NZG/ref=ppx_yo_dt_b_asin_title_o02_s00?ie=UTF8&amp;psc=1" text:style-name="Internet_20_link" text:visited-style-name="Visited_20_Internet_20_Link"><text:span text:style-name="T2">this.</text:span></text:a><text:span text:style-name="T2"> <text:s/></text:span><text:span text:style-name="T3">See switch interface for datasheet. <text:s/></text:span><text:span text:style-name="T5">Also, see </text:span><text:a xlink:type="simple" xlink:href="https://chatgpt.com/share/679826be-c48c-8001-a7b9-7d51ef70574e" text:style-name="Internet_20_link" text:visited-style-name="Visited_20_Internet_20_Link"><text:span text:style-name="T5">this chat for code samples.</text:span></text:a></text:p>
      <text:p text:style-name="P3"/>
      <text:p text:style-name="P6">OK – time for a short brain dump on how to go about this. <text:s/>There’s a long laundry list of physical hardware things to do – this will concentrate on how to go about writing the code and getting this thing running. <text:s/></text:p>
      <text:list text:style-name="L1">
        <text:list-item>
          <text:p text:style-name="P11">Strategy</text:p>
          <text:list>
            <text:list-item>
              <text:p text:style-name="P11">Create 3 directoriies</text:p>
              <text:list>
                <text:list-item>
                  <text:p text:style-name="P11"><text:s/>for prototype code, </text:p>
                </text:list-item>
                <text:list-item>
                  <text:p text:style-name="P11">one for test code</text:p>
                </text:list-item>
                <text:list-item>
                  <text:p text:style-name="P11">one for mockup code</text:p>
                </text:list-item>
              </text:list>
            </text:list-item>
            <text:list-item>
              <text:p text:style-name="P11">Populate each directory with 1 program for each interface</text:p>
              <text:list>
                <text:list-item>
                  <text:p text:style-name="P11">Get the prototype code working for an API</text:p>
                </text:list-item>
                <text:list-item>
                  <text:p text:style-name="P11">Refine it into a test</text:p>
                </text:list-item>
                <text:list-item>
                  <text:p text:style-name="P11">Make a mockup with the same interface</text:p>
                </text:list-item>
              </text:list>
            </text:list-item>
            <text:list-item>
              <text:p text:style-name="P12">Document each interface with the pins being used. <text:s/>It’s OK to do this in the code comments.</text:p>
            </text:list-item>
            <text:list-item>
              <text:p text:style-name="P12">Make a separate document listing all I/O pins and their connections.</text:p>
            </text:list-item>
          </text:list>
        </text:list-item>
        <text:list-item>
          <text:p text:style-name="P15">Use these online references:</text:p>
          <text:list>
            <text:list-item>
              <text:p text:style-name="P13"><text:a xlink:type="simple" xlink:href="https://www.tomshardware.com/reviews/raspberry-pi-gpio-pinout,6122.html" text:style-name="Internet_20_link" text:visited-style-name="Visited_20_Internet_20_Link"><text:span text:style-name="T6">Raspberry pi 4 pinout chart</text:span></text:a></text:p>
            </text:list-item>
            <text:list-item>
              <text:p text:style-name="P14"><text:a xlink:type="simple" xlink:href="https://campbell-muscle-lab.github.io/howtos_Python/pages/documentation/best_practices/best_practices.html" text:style-name="Internet_20_link" text:visited-style-name="Visited_20_Internet_20_Link"><text:span text:style-name="T7">Docstring conventions</text:span></text:a></text:p>
            </text:list-item>
            <text:list-item>
              <text:p text:style-name="P14"><text:a xlink:type="simple" xlink:href="https://chatgpt.com/share/679bb13e-f464-8001-ae5a-c8d851dc08a3" text:style-name="Internet_20_link" text:visited-style-name="Visited_20_Internet_20_Link"><text:span text:style-name="T9">Chat about Jupyter, pytest, pydoc, etc.</text:span></text:a><text:line-break/></text:p>
            </text:list-item>
            <text:list-item>
              <text:p text:style-name="P9"><text:a xlink:type="simple" xlink:href="https://www.youtube.com/watch?v=Nm_8u44zClw#:~:text=Writing%20code%20directly%20on%20a%20raspberry%20pi,the%20pi%2C%20using%20a%20tool%20called%20rsync." text:style-name="Internet_20_link" text:visited-style-name="Visited_20_Internet_20_Link"><text:span text:style-name="T8">Rsync and code transfer</text:span></text:a></text:p>
            </text:list-item>
            <text:list-item>
              <text:p text:style-name="P10"><text:a xlink:type="simple" xlink:href="https://chatgpt.com/share/679bb13e-f464-8001-ae5a-c8d851dc08a3" text:style-name="Internet_20_link" text:visited-style-name="Visited_20_Internet_20_Link"><text:span text:style-name="T8">This chat about development tools</text:span></text:a></text:p>
            </text:list-item>
            <text:list-item>
              <text:p text:style-name="P10"><text:a xlink:type="simple" xlink:href="https://www.digitalocean.com/community/tutorials/how-to-use-rsync-to-sync-local-and-remote-directories" text:style-name="Internet_20_link" text:visited-style-name="Visited_20_Internet_20_Link"><text:span text:style-name="T8">Rsync</text:span></text:a> <text:s/><text:span text:style-name="T8">and </text:span><text:a xlink:type="simple" xlink:href="https://syncthing.net/" text:style-name="Internet_20_link" text:visited-style-name="Visited_20_Internet_20_Link"><text:span text:style-name="T8">syncthin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17:12.067738062</meta:creation-date>
    <meta:editing-duration>PT47S</meta:editing-duration>
    <meta:editing-cycles>2</meta:editing-cycles>
    <meta:generator>LibreOffice/24.2.7.2$Linux_X86_64 LibreOffice_project/420$Build-2</meta:generator>
    <dc:date>2025-02-03T11:17:58.428973244</dc:date>
    <meta:document-statistic meta:table-count="0" meta:image-count="0" meta:object-count="0" meta:page-count="3" meta:paragraph-count="38" meta:word-count="353" meta:character-count="1998" meta:non-whitespace-character-count="1672"/>
  </office:meta>
</office:document-meta>
</file>